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" style:family="graphic" style:parent-style-name="standard">
      <style:graphic-properties svg:stroke-color="#eb613d"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color="#eb613d" draw:fill="solid" draw:fill-color="#00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eb613d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cm" svg:height="1.3cm" svg:x="4.8cm" svg:y="7.2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6cm" svg:y1="2.8cm" svg:x2="7.9cm" svg:y2="7.2cm" draw:start-shape="id1" draw:start-glue-point="2" draw:end-shape="id2" draw:end-glue-point="0" svg:d="M10600 2800l-2700 4400" svg:viewBox="0 0 2701 4401">
          <text:p/>
        </draw:connector>
        <draw:custom-shape draw:style-name="gr3" draw:text-style-name="P1" xml:id="id1" draw:id="id1" draw:layer="layout" svg:width="6.2cm" svg:height="1.3cm" svg:x="7.5cm" svg:y="1.5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358cm" svg:height="0.963cm" svg:x="6.2cm" svg:y="3.7cm">
          <draw:text-box>
            <text:p text:style-name="P1"><text:span text:style-name="T1">parent</text:span></text:p>
          </draw:text-box>
        </draw:frame>
        <draw:custom-shape draw:style-name="gr5" draw:text-style-name="P1" xml:id="id3" draw:id="id3" draw:layer="layout" svg:width="7.1cm" svg:height="1.3cm" svg:x="10.4cm" svg:y="10.9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0.7cm" svg:y="11.1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1cm" svg:y="11.4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4cm" svg:y1="11.55cm" svg:x2="7.9cm" svg:y2="8.5cm" draw:start-shape="id3" draw:start-glue-point="3" draw:end-shape="id2" draw:end-glue-point="2" svg:d="M10400 11550h-2500v-3050" svg:viewBox="0 0 2501 3051">
          <text:p/>
        </draw:connector>
        <draw:custom-shape draw:style-name="gr6" draw:text-style-name="P1" xml:id="id4" draw:id="id4" draw:layer="layout" svg:width="7.1cm" svg:height="1.3cm" svg:x="12.4cm" svg:y="4.4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cm" svg:height="1.3cm" svg:x="12.7cm" svg:y="4.6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cm" svg:height="1.3cm" svg:x="13cm" svg:y="4.9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95cm" svg:y1="4.4cm" svg:x2="13.7cm" svg:y2="2.15cm" draw:start-shape="id4" draw:end-shape="id1" draw:end-glue-point="1" svg:d="M15950 4400v-2250h-2250" svg:viewBox="0 0 2251 2251">
          <text:p/>
        </draw:connector>
        <draw:custom-shape draw:style-name="gr1" draw:text-style-name="P1" xml:id="id5" draw:id="id5" draw:layer="layout" svg:width="6.2cm" svg:height="1.3cm" svg:x="0.7cm" svg:y="5.2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draw:type="line" svg:x1="10.6cm" svg:y1="2.801cm" svg:x2="3.8cm" svg:y2="5.2cm" draw:end-shape="id5" draw:end-glue-point="0" svg:d="M10600 2801l-6800 2399" svg:viewBox="0 0 6801 2400">
          <text:p/>
        </draw:connector>
        <draw:custom-shape draw:style-name="gr1" draw:text-style-name="P1" xml:id="id7" draw:id="id7" draw:layer="layout" svg:width="6.2cm" svg:height="1.3cm" svg:x="9.9cm" svg:y="9.1cm">
          <text:p text:style-name="P1"><text:span text:style-name="T1">ProviderManag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6cm" svg:y1="2.801cm" svg:x2="13cm" svg:y2="9.1cm" draw:start-shape="id6" draw:start-glue-point="2" draw:end-shape="id7" draw:end-glue-point="0" svg:d="M10600 2801l2400 6299" svg:viewBox="0 0 2401 6300">
          <text:p/>
        </draw:connector>
        <draw:custom-shape draw:style-name="gr5" draw:text-style-name="P1" xml:id="id8" draw:id="id8" draw:layer="layout" svg:width="7.1cm" svg:height="1.3cm" svg:x="1.1cm" svg:y="12.4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.4cm" svg:y="12.6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1cm" svg:height="1.3cm" svg:x="1.7cm" svg:y="12.9cm">
          <text:p text:style-name="P1"><text:span text:style-name="T1">AuthenticationProvid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.1cm" svg:y1="13.05cm" svg:x2="0.7cm" svg:y2="5.85cm" draw:start-shape="id8" draw:start-glue-point="3" draw:end-shape="id5" svg:d="M1100 13050h-901v-7200h501" svg:viewBox="0 0 902 7201">
          <text:p/>
        </draw:connector>
        <draw:connector draw:style-name="gr2" draw:text-style-name="P1" draw:layer="layout" svg:x1="21.005cm" svg:y1="10.727cm" svg:x2="16.1cm" svg:y2="9.75cm" draw:end-shape="id7" draw:end-glue-point="1" svg:d="M21005 10727h-2202v-977h-2703" svg:viewBox="0 0 4906 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1T16:43:27.066312957</dc:date>
    <meta:editing-duration>P4DT50M12S</meta:editing-duration>
    <meta:editing-cycles>15</meta:editing-cycles>
    <meta:generator>LibreOffice/4.2.7.2$Linux_X86_64 LibreOffice_project/420m0$Build-2</meta:generator>
    <meta:document-statistic meta:object-count="21"/>
  </office:meta>
</office:document-meta>
</file>